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ircuitPython + hardware workshop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You arrive</text:p>
            <text:p>We give you a platform</text:p>
            <text:p>We give you examples</text:p>
            <text:p>We give you ideas</text:p>
            <text:p>We hac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you get</text:p>
          </draw:text-box>
        </draw:frame>
        <draw:frame presentation:style-name="pr4" draw:text-style-name="P1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ESP32-S2 – dual-core MCU, USB, WiFi</text:p>
              </text:list-item>
              <text:list-item>
                <text:p>Four (4) buttons, one (1) blue LED</text:p>
              </text:list-item>
              <text:list-item>
                <text:p>An RGB LED (Neopixel)</text:p>
              </text:list-item>
              <text:list-item>
                <text:p>USB HID – keyboard, mouse, MIDI</text:p>
              </text:list-item>
              <text:list-item>
                <text:p>128x64 monochrome OLED screen (SH1106, I2C)</text:p>
                <text:list>
                  <text:list-item>
                    <text:p>Show your own images</text:p>
                  </text:list-item>
                </text:list>
              </text:list-item>
              <text:list-item>
                <text:p>GPIO expansion head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ircuitPython</text:p>
          </draw:text-box>
        </draw:frame>
        <draw:frame presentation:style-name="pr4" draw:text-style-name="P1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Derivative of MicroPython</text:p>
              </text:list-item>
              <text:list-item>
                <text:p>Developed by Adafruit, a hacker-friendly HW co </text:p>
              </text:list-item>
              <text:list-item>
                <text:p>Tons of libraries, examples, success stories</text:p>
              </text:list-item>
              <text:list-item>
                <text:p>Adafruit blog, newsletter, commun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can you build?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Imagination is the limit</text:p>
                <text:p/>
              </text:list-item>
              <text:list-item>
                <text:p>Helpful internet-connected devices</text:p>
                <text:list>
                  <text:list-item>
                    <text:p>Timetables, weather stations, countdown clocks, local time in diff. timezones</text:p>
                  </text:list-item>
                </text:list>
              </text:list-item>
              <text:list-item>
                <text:p>Toys and robots – i.e. </text:p>
              </text:list-item>
              <text:list-item>
                <text:p>Macropads, BadUSB, password managers, TOTP dongles, WiFi detect</text:p>
              </text:list-item>
              <text:list-item>
                <text:p>Sound-producing devices – MIDI integration! + there’s touch pins</text:p>
                <text:p>and way, way more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s are on GitHub &amp; on your Nugget drive</text:p>
              </text:list-item>
              <text:list-item>
                <text:p>There’s tons of CircuitPython materials from Adafruit</text:p>
              </text:list-item>
              <text:list-item>
                <text:p>We will be going around and helping</text:p>
              </text:list-item>
              <text:list-item>
                <text:p>Play around with the examples, for a start</text:p>
                <text:list>
                  <text:list-item>
                    <text:p>We got Game of Lif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o we a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Retia</text:p>
                <text:p/>
                <text:p>retia.io</text:p>
                <text:p/>
                <text:p>Find us online!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9T10:46:32.995533167</meta:creation-date>
    <dc:date>2023-12-29T11:16:32.347330387</dc:date>
    <meta:editing-duration>PT9M2S</meta:editing-duration>
    <meta:editing-cycles>3</meta:editing-cycles>
    <meta:generator>LibreOffice/6.4.7.2$Linux_X86_64 LibreOffice_project/40$Build-2</meta:generator>
    <meta:document-statistic meta:object-count="45"/>
  </office:meta>
</office:document-meta>
</file>